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54BB4895DC444A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88cm, 4.689cm, 10.472cm, 2.09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4cm" svg:height="20.699cm" svg:x="0.991cm" svg:y="2.592cm">
          <draw:image xlink:href="Pictures/10000000000005E8000007E0D54BB4895DC444A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10T15:52:19.953186864</dc:date>
    <meta:editing-duration>PT3M3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